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7579" officeooo:paragraph-rsid="0010757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7579" officeooo:paragraph-rsid="0010757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7579" officeooo:paragraph-rsid="00115bba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7579" officeooo:paragraph-rsid="00107579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7579" officeooo:paragraph-rsid="00115bba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Só Jesus Faz</text:span><text:tab/><text:tab/><text:span text:style-name="T1">Rose Nascimento</text:span></text:p>
      <text:p text:style-name="P2">O que foi que aconteceu contigo pra ficar assim?</text:p>
      <text:p text:style-name="P2">Demonstrando não ser mais um crente vencedor</text:p>
      <text:p text:style-name="P2">Se deixando ser levado por alguém que é mau</text:p>
      <text:p text:style-name="P2">Mentiroso, traiçoeiro e enganador</text:p>
      <text:p text:style-name="P2">Tuas lágrimas correndo sobre tua face</text:p>
      <text:p text:style-name="P2">Chegam a molhar teus gritos de socorro</text:p>
      <text:p text:style-name="P2">Mas contudo não te rendas porque Deus</text:p>
      <text:p text:style-name="P2">Já mandou pra essa guerra reforço</text:p>
      <text:p text:style-name="P2">O ladrão pode roubar a tua paz, tua alegria</text:p>
      <text:p text:style-name="P2">Mas não rouba a confiança que tu tens em Deus</text:p>
      <text:p text:style-name="P2">O inimigo não pode roubar, nem excluir</text:p>
      <text:p text:style-name="P2">O amor que o Senhor Jesus sente por ti</text:p>
      <text:p text:style-name="P2"/>
      <text:p text:style-name="P2">Não chores mais, levante a cabeça e anda</text:p>
      <text:p text:style-name="P2">Tua vida é de Deus e Deus manda</text:p>
      <text:p text:style-name="P2">Não temas, Jesus é contigo e te dá paz</text:p>
      <text:p text:style-name="P2">Se tanta gente tentou te ajudar, mas não deu</text:p>
      <text:p text:style-name="P2">Não julgues, porque é de Deus</text:p>
      <text:p text:style-name="P2">Tem coisas que só Jesus faz</text:p>
      <text:p text:style-name="P2"/>
      <text:p text:style-name="P2">Só pra reforçar minha fé e a tua fé também</text:p>
      <text:p text:style-name="P2">Jesus estava ministrando em Jerusalém</text:p>
      <text:p text:style-name="P2">De repente alguém aflito, interrompendo falou</text:p>
      <text:p text:style-name="P2">"Mestre, Lázaro está enfermo, a quem tens tanto amor"</text:p>
      <text:p text:style-name="P2">Com quatro dias depois, Jesus chegou em Betânia</text:p>
      <text:p text:style-name="P2">Encontrou Marta e Maria chorando de se acabar</text:p>
      <text:p text:style-name="P2">Logo levaram Jesus a um sepulcro escondido</text:p>
      <text:p text:style-name="P2">"Se o Senhor estivesse aqui, meu irmão não teria morrido"</text:p>
      <text:p text:style-name="P2"/>
      <text:p text:style-name="P2">"Oh Jesus! O Senhor demorou tanto para chegar!</text:p>
      <text:p text:style-name="P2">Se o Senhor estivesse aqui, Lázaro não teria morrido"</text:p>
      <text:p text:style-name="P2">E disse-lhe Jesus, "Marta, o teu irmão há de ressuscitar</text:p>
      <text:p text:style-name="P2">Eu sou a ressurreição e a vida"</text:p>
      <text:p text:style-name="P2"/>
      <text:p text:style-name="P2">"Marta se creres em mim, a glória de Deus verá</text:p>
      <text:p text:style-name="P2">Mesmo estando morto, com certeza viverá"</text:p>
      <text:p text:style-name="P2">Mandou retirar a pedra e gritou pra morte ouvir</text:p>
      <text:p text:style-name="P2">"Lázaro, venha para fora", e todos naquela hora viram Lázaro sair</text:p>
      <text:p text:style-name="P2">Com vida, com vida, com vida, Lázaro saiu com vida!</text:p>
      <text:p text:style-name="P5"><text:span text:style-name="T2">Só Jesus Faz</text:span><text:tab/><text:tab/><text:span text:style-name="T1">Rose Nascimento</text:span></text:p>
      <text:p text:style-name="P3">O que foi que aconteceu contigo pra ficar assim?</text:p>
      <text:p text:style-name="P3">Demonstrando não ser mais um crente vencedor</text:p>
      <text:p text:style-name="P3">Se deixando ser levado por alguém que é mau</text:p>
      <text:p text:style-name="P3">Mentiroso, traiçoeiro e enganador</text:p>
      <text:p text:style-name="P3">Tuas lágrimas correndo sobre tua face</text:p>
      <text:p text:style-name="P3">Chegam a molhar teus gritos de socorro</text:p>
      <text:p text:style-name="P3">Mas contudo não te rendas porque Deus</text:p>
      <text:p text:style-name="P3">Já mandou pra essa guerra reforço</text:p>
      <text:p text:style-name="P3">O ladrão pode roubar a tua paz, tua alegria</text:p>
      <text:p text:style-name="P3">Mas não rouba a confiança que tu tens em Deus</text:p>
      <text:p text:style-name="P3">O inimigo não pode roubar, nem excluir</text:p>
      <text:p text:style-name="P3">O amor que o Senhor Jesus sente por ti</text:p>
      <text:p text:style-name="P3"/>
      <text:p text:style-name="P3">Não chores mais, levante a cabeça e anda</text:p>
      <text:p text:style-name="P3">Tua vida é de Deus e Deus manda</text:p>
      <text:p text:style-name="P3">Não temas, Jesus é contigo e te dá paz</text:p>
      <text:p text:style-name="P3">Se tanta gente tentou te ajudar, mas não deu</text:p>
      <text:p text:style-name="P3">Não julgues, porque é de Deus</text:p>
      <text:p text:style-name="P3">Tem coisas que só Jesus faz</text:p>
      <text:p text:style-name="P3"/>
      <text:p text:style-name="P3">Só pra reforçar minha fé e a tua fé também</text:p>
      <text:p text:style-name="P3">Jesus estava ministrando em Jerusalém</text:p>
      <text:p text:style-name="P3">De repente alguém aflito, interrompendo falou</text:p>
      <text:p text:style-name="P3">"Mestre, Lázaro está enfermo, a quem tens tanto amor"</text:p>
      <text:p text:style-name="P3">Com quatro dias depois, Jesus chegou em Betânia</text:p>
      <text:p text:style-name="P3">Encontrou Marta e Maria chorando de se acabar</text:p>
      <text:p text:style-name="P3">Logo levaram Jesus a um sepulcro escondido</text:p>
      <text:p text:style-name="P3">"Se o Senhor estivesse aqui, meu irmão não teria morrido"</text:p>
      <text:p text:style-name="P3"/>
      <text:p text:style-name="P3">"Oh Jesus! O Senhor demorou tanto para chegar!</text:p>
      <text:p text:style-name="P3">Se o Senhor estivesse aqui, Lázaro não teria morrido"</text:p>
      <text:p text:style-name="P3">E disse-lhe Jesus, "Marta, o teu irmão há de ressuscitar</text:p>
      <text:p text:style-name="P3">Eu sou a ressurreição e a vida"</text:p>
      <text:p text:style-name="P3"/>
      <text:p text:style-name="P3">"Marta se creres em mim, a glória de Deus verá</text:p>
      <text:p text:style-name="P3">Mesmo estando morto, com certeza viverá"</text:p>
      <text:p text:style-name="P3">Mandou retirar a pedra e gritou pra morte ouvir</text:p>
      <text:p text:style-name="P3">"Lázaro, venha para fora", e todos naquela hora viram Lázaro sair</text:p>
      <text:p text:style-name="P3">Com vida, com vida, com vida, Lázaro saiu com vid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7T16:27:15.912452497</dc:date>
    <meta:editing-cycles>12</meta:editing-cycles>
    <meta:editing-duration>PT17M34S</meta:editing-duration>
    <meta:generator>LibreOffice/5.1.4.2$Linux_X86_64 LibreOffice_project/10m0$Build-2</meta:generator>
    <meta:document-statistic meta:table-count="0" meta:image-count="0" meta:object-count="0" meta:page-count="1" meta:paragraph-count="72" meta:word-count="568" meta:character-count="3036" meta:non-whitespace-character-count="2538"/>
  </office:meta>
</office:document-meta>
</file>